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4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6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8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0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1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2" style:parent-style-name="Listenabsatz" style:list-style-name="LFO1" style:family="paragraph"/>
    <style:style style:name="T13" style:parent-style-name="Absatz-Standardschriftart" style:family="text">
      <style:text-properties fo:font-size="14pt" style:font-size-asian="14pt" style:font-size-complex="14pt" fo:language="en" fo:country="US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6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8" style:parent-style-name="Listenabsatz" style:list-style-name="LFO1" style:family="paragraph"/>
    <style:style style:name="T19" style:parent-style-name="Absatz-Standardschriftar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Part1 (HTML – UI of the shopping cart)</text:p>
      <text:p text:style-name="P2">Components:</text:p>
      <text:list text:style-name="LFO1" text:continue-numbering="true">
        <text:list-item>
          <text:p text:style-name="P3">Shared:</text:p>
          <text:list text:continue-numbering="true">
            <text:list-item>
              <text:p text:style-name="P4">Nav</text:p>
            </text:list-item>
            <text:list-item>
              <text:p text:style-name="P5">Header</text:p>
            </text:list-item>
            <text:list-item>
              <text:p text:style-name="P6">Footer</text:p>
            </text:list-item>
          </text:list>
        </text:list-item>
        <text:list-item>
          <text:p text:style-name="P7">Shopping Cart</text:p>
          <text:list text:continue-numbering="true">
            <text:list-item>
              <text:p text:style-name="P8">Shopping List</text:p>
              <text:list text:continue-numbering="true">
                <text:list-item>
                  <text:p text:style-name="P9">Shopping Item</text:p>
                </text:list-item>
              </text:list>
            </text:list-item>
            <text:list-item>
              <text:p text:style-name="P10">Cart</text:p>
              <text:list text:continue-numbering="true">
                <text:list-item>
                  <text:p text:style-name="P11">Cart Item</text:p>
                </text:list-item>
              </text:list>
            </text:list-item>
            <text:list-item>
              <text:p text:style-name="P12"><text:span text:style-name="T13">Filter</text:span></text:p>
            </text:list-item>
          </text:list>
        </text:list-item>
      </text:list>
      <text:p text:style-name="P14">Part2(TS + HTML)</text:p>
      <text:list text:style-name="LFO1" text:continue-numbering="true">
        <text:list-item>
          <text:p text:style-name="P15">Service: Deals with DATA, Singleton Global Objects</text:p>
        </text:list-item>
        <text:list-item>
          <text:p text:style-name="P16">@Input() Decorator</text:p>
        </text:list-item>
        <text:list-item>
          <text:p text:style-name="P17">DI: Access the Global Objects in our<text:s/>Components/Services</text:p>
        </text:list-item>
        <text:list-item>
          <text:p text:style-name="P18"><text:span text:style-name="T19">Subject and Observabl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en Huong Le</meta:initial-creator>
    <dc:creator>Thien Huong Le</dc:creator>
    <meta:creation-date>2021-11-26T13:29:00Z</meta:creation-date>
    <dc:date>2021-11-29T12:09:00Z</dc:date>
    <meta:template xlink:href="Normal" xlink:type="simple"/>
    <meta:editing-cycles>5</meta:editing-cycles>
    <meta:editing-duration>PT0S</meta:editing-duration>
    <meta:document-statistic meta:page-count="1" meta:paragraph-count="1" meta:word-count="42" meta:character-count="307" meta:row-count="2" meta:non-whitespace-character-count="266"/>
  </office:meta>
</office:document-meta>
</file>